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formula="of:=[.A1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+[.B1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3]+[.B2]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4]+[.B3]" office:value-type="float" office:value="3998" calcext:value-type="float">
            <text:p>3998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5]+[.B4]" office:value-type="float" office:value="4995" calcext:value-type="float">
            <text:p>4995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6]+[.B5]" office:value-type="float" office:value="5992" calcext:value-type="float">
            <text:p>5992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7]+[.B6]" office:value-type="float" office:value="6987" calcext:value-type="float">
            <text:p>6987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8]+[.B7]" office:value-type="float" office:value="7979" calcext:value-type="float">
            <text:p>7979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]+[.B8]" office:value-type="float" office:value="8970" calcext:value-type="float">
            <text:p>8970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]+[.B9]" office:value-type="float" office:value="9960" calcext:value-type="float">
            <text:p>9960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11]+[.B10]" office:value-type="float" office:value="10948" calcext:value-type="float">
            <text:p>10948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2]+[.B11]" office:value-type="float" office:value="11935" calcext:value-type="float">
            <text:p>11935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3]+[.B12]" office:value-type="float" office:value="12921" calcext:value-type="float">
            <text:p>12921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4]+[.B13]" office:value-type="float" office:value="13906" calcext:value-type="float">
            <text:p>13906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15]+[.B14]" office:value-type="float" office:value="14890" calcext:value-type="float">
            <text:p>14890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16]+[.B15]" office:value-type="float" office:value="15874" calcext:value-type="float">
            <text:p>15874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17]+[.B16]" office:value-type="float" office:value="16857" calcext:value-type="float">
            <text:p>16857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18]+[.B17]" office:value-type="float" office:value="17839" calcext:value-type="float">
            <text:p>17839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19]+[.B18]" office:value-type="float" office:value="18820" calcext:value-type="float">
            <text:p>18820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20]+[.B19]" office:value-type="float" office:value="19801" calcext:value-type="float">
            <text:p>19801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21]+[.B20]" office:value-type="float" office:value="20779" calcext:value-type="float">
            <text:p>20779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22]+[.B21]" office:value-type="float" office:value="21756" calcext:value-type="float">
            <text:p>21756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3]+[.B22]" office:value-type="float" office:value="22730" calcext:value-type="float">
            <text:p>22730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4]+[.B23]" office:value-type="float" office:value="23704" calcext:value-type="float">
            <text:p>23704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25]+[.B24]" office:value-type="float" office:value="24677" calcext:value-type="float">
            <text:p>24677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26]+[.B25]" office:value-type="float" office:value="25650" calcext:value-type="float">
            <text:p>25650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27]+[.B26]" office:value-type="float" office:value="26623" calcext:value-type="float">
            <text:p>26623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28]+[.B27]" office:value-type="float" office:value="27594" calcext:value-type="float">
            <text:p>27594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29]+[.B28]" office:value-type="float" office:value="28561" calcext:value-type="float">
            <text:p>28561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30]+[.B29]" office:value-type="float" office:value="29526" calcext:value-type="float">
            <text:p>29526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31]+[.B30]" office:value-type="float" office:value="30490" calcext:value-type="float">
            <text:p>30490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32]+[.B31]" office:value-type="float" office:value="31454" calcext:value-type="float">
            <text:p>31454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33]+[.B32]" office:value-type="float" office:value="32417" calcext:value-type="float">
            <text:p>32417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34]+[.B33]" office:value-type="float" office:value="33379" calcext:value-type="float">
            <text:p>33379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35]+[.B34]" office:value-type="float" office:value="34341" calcext:value-type="float">
            <text:p>34341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36]+[.B35]" office:value-type="float" office:value="35300" calcext:value-type="float">
            <text:p>35300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37]+[.B36]" office:value-type="float" office:value="36258" calcext:value-type="float">
            <text:p>36258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38]+[.B37]" office:value-type="float" office:value="37216" calcext:value-type="float">
            <text:p>37216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39]+[.B38]" office:value-type="float" office:value="38173" calcext:value-type="float">
            <text:p>38173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40]+[.B39]" office:value-type="float" office:value="39128" calcext:value-type="float">
            <text:p>3912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41]+[.B40]" office:value-type="float" office:value="40083" calcext:value-type="float">
            <text:p>40083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42]+[.B41]" office:value-type="float" office:value="41037" calcext:value-type="float">
            <text:p>41037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43]+[.B42]" office:value-type="float" office:value="41991" calcext:value-type="float">
            <text:p>41991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44]+[.B43]" office:value-type="float" office:value="42944" calcext:value-type="float">
            <text:p>42944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45]+[.B44]" office:value-type="float" office:value="43894" calcext:value-type="float">
            <text:p>43894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46]+[.B45]" office:value-type="float" office:value="44844" calcext:value-type="float">
            <text:p>44844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47]+[.B46]" office:value-type="float" office:value="45793" calcext:value-type="float">
            <text:p>45793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48]+[.B47]" office:value-type="float" office:value="46741" calcext:value-type="float">
            <text:p>46741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49]+[.B48]" office:value-type="float" office:value="47687" calcext:value-type="float">
            <text:p>47687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50]+[.B49]" office:value-type="float" office:value="48632" calcext:value-type="float">
            <text:p>48632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51]+[.B50]" office:value-type="float" office:value="49577" calcext:value-type="float">
            <text:p>49577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52]+[.B51]" office:value-type="float" office:value="50522" calcext:value-type="float">
            <text:p>50522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53]+[.B52]" office:value-type="float" office:value="51465" calcext:value-type="float">
            <text:p>51465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54]+[.B53]" office:value-type="float" office:value="52407" calcext:value-type="float">
            <text:p>52407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55]+[.B54]" office:value-type="float" office:value="53349" calcext:value-type="float">
            <text:p>5334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56]+[.B55]" office:value-type="float" office:value="54291" calcext:value-type="float">
            <text:p>54291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57]+[.B56]" office:value-type="float" office:value="55232" calcext:value-type="float">
            <text:p>55232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58]+[.B57]" office:value-type="float" office:value="56171" calcext:value-type="float">
            <text:p>56171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59]+[.B58]" office:value-type="float" office:value="57110" calcext:value-type="float">
            <text:p>57110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60]+[.B59]" office:value-type="float" office:value="58047" calcext:value-type="float">
            <text:p>58047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61]+[.B60]" office:value-type="float" office:value="58977" calcext:value-type="float">
            <text:p>58977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62]+[.B61]" office:value-type="float" office:value="59906" calcext:value-type="float">
            <text:p>59906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63]+[.B62]" office:value-type="float" office:value="60834" calcext:value-type="float">
            <text:p>60834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64]+[.B63]" office:value-type="float" office:value="61760" calcext:value-type="float">
            <text:p>61760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65]+[.B64]" office:value-type="float" office:value="62685" calcext:value-type="float">
            <text:p>62685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66]+[.B65]" office:value-type="float" office:value="63610" calcext:value-type="float">
            <text:p>63610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67]+[.B66]" office:value-type="float" office:value="64533" calcext:value-type="float">
            <text:p>64533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68]+[.B67]" office:value-type="float" office:value="65453" calcext:value-type="float">
            <text:p>65453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69]+[.B68]" office:value-type="float" office:value="66372" calcext:value-type="float">
            <text:p>66372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70]+[.B69]" office:value-type="float" office:value="67290" calcext:value-type="float">
            <text:p>67290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71]+[.B70]" office:value-type="float" office:value="68207" calcext:value-type="float">
            <text:p>68207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72]+[.B71]" office:value-type="float" office:value="69123" calcext:value-type="float">
            <text:p>69123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73]+[.B72]" office:value-type="float" office:value="70039" calcext:value-type="float">
            <text:p>70039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74]+[.B73]" office:value-type="float" office:value="70954" calcext:value-type="float">
            <text:p>70954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75]+[.B74]" office:value-type="float" office:value="71869" calcext:value-type="float">
            <text:p>71869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76]+[.B75]" office:value-type="float" office:value="72784" calcext:value-type="float">
            <text:p>72784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77]+[.B76]" office:value-type="float" office:value="73698" calcext:value-type="float">
            <text:p>73698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78]+[.B77]" office:value-type="float" office:value="74612" calcext:value-type="float">
            <text:p>74612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79]+[.B78]" office:value-type="float" office:value="75525" calcext:value-type="float">
            <text:p>75525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0]+[.B79]" office:value-type="float" office:value="76437" calcext:value-type="float">
            <text:p>76437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1]+[.B80]" office:value-type="float" office:value="77349" calcext:value-type="float">
            <text:p>77349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2]+[.B81]" office:value-type="float" office:value="78261" calcext:value-type="float">
            <text:p>7826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3]+[.B82]" office:value-type="float" office:value="79173" calcext:value-type="float">
            <text:p>79173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84]+[.B83]" office:value-type="float" office:value="80084" calcext:value-type="float">
            <text:p>80084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85]+[.B84]" office:value-type="float" office:value="80995" calcext:value-type="float">
            <text:p>80995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86]+[.B85]" office:value-type="float" office:value="81905" calcext:value-type="float">
            <text:p>81905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87]+[.B86]" office:value-type="float" office:value="82814" calcext:value-type="float">
            <text:p>82814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8]+[.B87]" office:value-type="float" office:value="83722" calcext:value-type="float">
            <text:p>83722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9]+[.B88]" office:value-type="float" office:value="84630" calcext:value-type="float">
            <text:p>84630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]+[.B89]" office:value-type="float" office:value="85537" calcext:value-type="float">
            <text:p>85537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1]+[.B90]" office:value-type="float" office:value="86444" calcext:value-type="float">
            <text:p>86444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2]+[.B91]" office:value-type="float" office:value="87350" calcext:value-type="float">
            <text:p>87350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3]+[.B92]" office:value-type="float" office:value="88255" calcext:value-type="float">
            <text:p>88255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4]+[.B93]" office:value-type="float" office:value="89160" calcext:value-type="float">
            <text:p>8916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5]+[.B94]" office:value-type="float" office:value="90060" calcext:value-type="float">
            <text:p>9006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6]+[.B95]" office:value-type="float" office:value="90960" calcext:value-type="float">
            <text:p>90960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7]+[.B96]" office:value-type="float" office:value="91859" calcext:value-type="float">
            <text:p>91859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8]+[.B97]" office:value-type="float" office:value="92756" calcext:value-type="float">
            <text:p>92756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9]+[.B98]" office:value-type="float" office:value="93653" calcext:value-type="float">
            <text:p>93653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100]+[.B99]" office:value-type="float" office:value="94550" calcext:value-type="float">
            <text:p>94550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101]+[.B100]" office:value-type="float" office:value="95445" calcext:value-type="float">
            <text:p>95445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102]+[.B101]" office:value-type="float" office:value="96340" calcext:value-type="float">
            <text:p>96340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103]+[.B102]" office:value-type="float" office:value="97234" calcext:value-type="float">
            <text:p>97234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104]+[.B103]" office:value-type="float" office:value="98127" calcext:value-type="float">
            <text:p>98127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105]+[.B104]" office:value-type="float" office:value="99020" calcext:value-type="float">
            <text:p>99020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106]+[.B105]" office:value-type="float" office:value="99912" calcext:value-type="float">
            <text:p>99912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107]+[.B106]" office:value-type="float" office:value="100804" calcext:value-type="float">
            <text:p>100804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108]+[.B107]" office:value-type="float" office:value="101695" calcext:value-type="float">
            <text:p>101695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109]+[.B108]" office:value-type="float" office:value="102585" calcext:value-type="float">
            <text:p>102585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110]+[.B109]" office:value-type="float" office:value="103475" calcext:value-type="float">
            <text:p>103475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111]+[.B110]" office:value-type="float" office:value="104364" calcext:value-type="float">
            <text:p>104364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112]+[.B111]" office:value-type="float" office:value="105251" calcext:value-type="float">
            <text:p>105251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113]+[.B112]" office:value-type="float" office:value="106137" calcext:value-type="float">
            <text:p>106137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114]+[.B113]" office:value-type="float" office:value="107022" calcext:value-type="float">
            <text:p>107022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115]+[.B114]" office:value-type="float" office:value="107907" calcext:value-type="float">
            <text:p>107907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116]+[.B115]" office:value-type="float" office:value="108791" calcext:value-type="float">
            <text:p>108791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117]+[.B116]" office:value-type="float" office:value="109675" calcext:value-type="float">
            <text:p>109675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118]+[.B117]" office:value-type="float" office:value="110559" calcext:value-type="float">
            <text:p>110559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119]+[.B118]" office:value-type="float" office:value="111442" calcext:value-type="float">
            <text:p>111442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120]+[.B119]" office:value-type="float" office:value="112321" calcext:value-type="float">
            <text:p>112321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121]+[.B120]" office:value-type="float" office:value="113199" calcext:value-type="float">
            <text:p>113199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22]+[.B121]" office:value-type="float" office:value="114076" calcext:value-type="float">
            <text:p>114076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23]+[.B122]" office:value-type="float" office:value="114953" calcext:value-type="float">
            <text:p>114953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24]+[.B123]" office:value-type="float" office:value="115829" calcext:value-type="float">
            <text:p>115829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25]+[.B124]" office:value-type="float" office:value="116705" calcext:value-type="float">
            <text:p>11670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26]+[.B125]" office:value-type="float" office:value="117581" calcext:value-type="float">
            <text:p>11758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127]+[.B126]" office:value-type="float" office:value="118454" calcext:value-type="float">
            <text:p>118454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128]+[.B127]" office:value-type="float" office:value="119326" calcext:value-type="float">
            <text:p>119326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129]+[.B128]" office:value-type="float" office:value="120195" calcext:value-type="float">
            <text:p>120195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130]+[.B129]" office:value-type="float" office:value="121064" calcext:value-type="float">
            <text:p>121064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31]+[.B130]" office:value-type="float" office:value="121932" calcext:value-type="float">
            <text:p>121932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32]+[.B131]" office:value-type="float" office:value="122800" calcext:value-type="float">
            <text:p>122800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133]+[.B132]" office:value-type="float" office:value="123666" calcext:value-type="float">
            <text:p>123666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134]+[.B133]" office:value-type="float" office:value="124532" calcext:value-type="float">
            <text:p>124532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135]+[.B134]" office:value-type="float" office:value="125397" calcext:value-type="float">
            <text:p>125397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136]+[.B135]" office:value-type="float" office:value="126262" calcext:value-type="float">
            <text:p>126262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137]+[.B136]" office:value-type="float" office:value="127126" calcext:value-type="float">
            <text:p>127126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138]+[.B137]" office:value-type="float" office:value="127990" calcext:value-type="float">
            <text:p>127990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139]+[.B138]" office:value-type="float" office:value="128854" calcext:value-type="float">
            <text:p>128854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140]+[.B139]" office:value-type="float" office:value="129717" calcext:value-type="float">
            <text:p>129717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141]+[.B140]" office:value-type="float" office:value="130578" calcext:value-type="float">
            <text:p>130578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142]+[.B141]" office:value-type="float" office:value="131439" calcext:value-type="float">
            <text:p>131439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43]+[.B142]" office:value-type="float" office:value="132298" calcext:value-type="float">
            <text:p>132298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144]+[.B143]" office:value-type="float" office:value="133156" calcext:value-type="float">
            <text:p>133156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145]+[.B144]" office:value-type="float" office:value="134012" calcext:value-type="float">
            <text:p>134012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146]+[.B145]" office:value-type="float" office:value="134868" calcext:value-type="float">
            <text:p>134868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7]+[.B146]" office:value-type="float" office:value="135721" calcext:value-type="float">
            <text:p>135721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8]+[.B147]" office:value-type="float" office:value="136574" calcext:value-type="float">
            <text:p>136574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149]+[.B148]" office:value-type="float" office:value="137427" calcext:value-type="float">
            <text:p>137427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150]+[.B149]" office:value-type="float" office:value="138278" calcext:value-type="float">
            <text:p>138278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151]+[.B150]" office:value-type="float" office:value="139127" calcext:value-type="float">
            <text:p>13912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152]+[.B151]" office:value-type="float" office:value="139976" calcext:value-type="float">
            <text:p>139976</text:p>
          </table:table-cell>
          <table:table-cell/>
          <table:table-cell office:value-type="float" office:value="140307" calcext:value-type="float">
            <text:p>140307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153]+[.B152]" office:value-type="float" office:value="140823" calcext:value-type="float">
            <text:p>140823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formula="of:=[.D152]-[.B15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154]+[.B153]" office:value-type="float" office:value="141670" calcext:value-type="float">
            <text:p>141670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155]+[.B154]" office:value-type="float" office:value="142517" calcext:value-type="float">
            <text:p>142517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156]+[.B155]" office:value-type="float" office:value="143363" calcext:value-type="float">
            <text:p>14336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157]+[.B156]" office:value-type="float" office:value="144207" calcext:value-type="float">
            <text:p>144207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158]+[.B157]" office:value-type="float" office:value="145045" calcext:value-type="float">
            <text:p>145045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159]+[.B158]" office:value-type="float" office:value="145880" calcext:value-type="float">
            <text:p>145880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160]+[.B159]" office:value-type="float" office:value="146712" calcext:value-type="float">
            <text:p>146712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61]+[.B160]" office:value-type="float" office:value="147543" calcext:value-type="float">
            <text:p>147543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62]+[.B161]" office:value-type="float" office:value="148374" calcext:value-type="float">
            <text:p>148374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163]+[.B162]" office:value-type="float" office:value="149201" calcext:value-type="float">
            <text:p>149201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164]+[.B163]" office:value-type="float" office:value="150027" calcext:value-type="float">
            <text:p>150027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165]+[.B164]" office:value-type="float" office:value="150852" calcext:value-type="float">
            <text:p>150852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166]+[.B165]" office:value-type="float" office:value="151676" calcext:value-type="float">
            <text:p>151676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167]+[.B166]" office:value-type="float" office:value="152499" calcext:value-type="float">
            <text:p>152499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168]+[.B167]" office:value-type="float" office:value="153322" calcext:value-type="float">
            <text:p>153322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169]+[.B168]" office:value-type="float" office:value="154139" calcext:value-type="float">
            <text:p>154139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170]+[.B169]" office:value-type="float" office:value="154955" calcext:value-type="float">
            <text:p>154955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171]+[.B170]" office:value-type="float" office:value="155767" calcext:value-type="float">
            <text:p>155767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172]+[.B171]" office:value-type="float" office:value="156578" calcext:value-type="float">
            <text:p>156578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173]+[.B172]" office:value-type="float" office:value="157389" calcext:value-type="float">
            <text:p>157389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74]+[.B173]" office:value-type="float" office:value="158199" calcext:value-type="float">
            <text:p>158199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175]+[.B174]" office:value-type="float" office:value="159009" calcext:value-type="float">
            <text:p>159009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176]+[.B175]" office:value-type="float" office:value="159818" calcext:value-type="float">
            <text:p>159818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177]+[.B176]" office:value-type="float" office:value="160626" calcext:value-type="float">
            <text:p>160626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178]+[.B177]" office:value-type="float" office:value="161432" calcext:value-type="float">
            <text:p>161432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179]+[.B178]" office:value-type="float" office:value="162237" calcext:value-type="float">
            <text:p>162237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180]+[.B179]" office:value-type="float" office:value="163040" calcext:value-type="float">
            <text:p>163040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181]+[.B180]" office:value-type="float" office:value="163843" calcext:value-type="float">
            <text:p>16384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182]+[.B181]" office:value-type="float" office:value="164646" calcext:value-type="float">
            <text:p>164646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183]+[.B182]" office:value-type="float" office:value="165448" calcext:value-type="float">
            <text:p>165448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184]+[.B183]" office:value-type="float" office:value="166249" calcext:value-type="float">
            <text:p>1662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5]+[.B184]" office:value-type="float" office:value="167049" calcext:value-type="float">
            <text:p>1670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6]+[.B185]" office:value-type="float" office:value="167849" calcext:value-type="float">
            <text:p>1678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7]+[.B186]" office:value-type="float" office:value="168649" calcext:value-type="float">
            <text:p>1686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8]+[.B187]" office:value-type="float" office:value="169449" calcext:value-type="float">
            <text:p>1694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9]+[.B188]" office:value-type="float" office:value="170249" calcext:value-type="float">
            <text:p>170249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190]+[.B189]" office:value-type="float" office:value="171046" calcext:value-type="float">
            <text:p>171046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191]+[.B190]" office:value-type="float" office:value="171840" calcext:value-type="float">
            <text:p>171840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192]+[.B191]" office:value-type="float" office:value="172634" calcext:value-type="float">
            <text:p>172634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193]+[.B192]" office:value-type="float" office:value="173423" calcext:value-type="float">
            <text:p>173423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194]+[.B193]" office:value-type="float" office:value="174212" calcext:value-type="float">
            <text:p>174212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195]+[.B194]" office:value-type="float" office:value="174999" calcext:value-type="float">
            <text:p>17499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196]+[.B195]" office:value-type="float" office:value="175786" calcext:value-type="float">
            <text:p>175786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197]+[.B196]" office:value-type="float" office:value="176572" calcext:value-type="float">
            <text:p>176572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198]+[.B197]" office:value-type="float" office:value="177357" calcext:value-type="float">
            <text:p>177357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199]+[.B198]" office:value-type="float" office:value="178142" calcext:value-type="float">
            <text:p>178142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200]+[.B199]" office:value-type="float" office:value="178925" calcext:value-type="float">
            <text:p>178925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201]+[.B200]" office:value-type="float" office:value="179708" calcext:value-type="float">
            <text:p>179708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202]+[.B201]" office:value-type="float" office:value="180490" calcext:value-type="float">
            <text:p>180490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203]+[.B202]" office:value-type="float" office:value="181272" calcext:value-type="float">
            <text:p>181272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204]+[.B203]" office:value-type="float" office:value="182052" calcext:value-type="float">
            <text:p>182052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205]+[.B204]" office:value-type="float" office:value="182829" calcext:value-type="float">
            <text:p>182829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206]+[.B205]" office:value-type="float" office:value="183606" calcext:value-type="float">
            <text:p>18360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207]+[.B206]" office:value-type="float" office:value="184383" calcext:value-type="float">
            <text:p>184383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208]+[.B207]" office:value-type="float" office:value="185159" calcext:value-type="float">
            <text:p>185159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209]+[.B208]" office:value-type="float" office:value="185934" calcext:value-type="float">
            <text:p>185934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210]+[.B209]" office:value-type="float" office:value="186706" calcext:value-type="float">
            <text:p>186706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211]+[.B210]" office:value-type="float" office:value="187478" calcext:value-type="float">
            <text:p>18747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212]+[.B211]" office:value-type="float" office:value="188250" calcext:value-type="float">
            <text:p>188250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213]+[.B212]" office:value-type="float" office:value="189021" calcext:value-type="float">
            <text:p>189021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4]+[.B213]" office:value-type="float" office:value="189791" calcext:value-type="float">
            <text:p>189791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5]+[.B214]" office:value-type="float" office:value="190561" calcext:value-type="float">
            <text:p>190561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216]+[.B215]" office:value-type="float" office:value="191331" calcext:value-type="float">
            <text:p>191331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217]+[.B216]" office:value-type="float" office:value="192100" calcext:value-type="float">
            <text:p>192100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218]+[.B217]" office:value-type="float" office:value="192867" calcext:value-type="float">
            <text:p>192867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219]+[.B218]" office:value-type="float" office:value="193633" calcext:value-type="float">
            <text:p>193633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220]+[.B219]" office:value-type="float" office:value="194399" calcext:value-type="float">
            <text:p>194399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221]+[.B220]" office:value-type="float" office:value="195164" calcext:value-type="float">
            <text:p>195164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222]+[.B221]" office:value-type="float" office:value="195927" calcext:value-type="float">
            <text:p>195927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223]+[.B222]" office:value-type="float" office:value="196684" calcext:value-type="float">
            <text:p>196684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224]+[.B223]" office:value-type="float" office:value="197440" calcext:value-type="float">
            <text:p>197440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225]+[.B224]" office:value-type="float" office:value="198195" calcext:value-type="float">
            <text:p>198195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226]+[.B225]" office:value-type="float" office:value="198950" calcext:value-type="float">
            <text:p>198950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227]+[.B226]" office:value-type="float" office:value="199704" calcext:value-type="float">
            <text:p>199704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228]+[.B227]" office:value-type="float" office:value="200458" calcext:value-type="float">
            <text:p>200458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229]+[.B228]" office:value-type="float" office:value="201211" calcext:value-type="float">
            <text:p>201211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230]+[.B229]" office:value-type="float" office:value="201962" calcext:value-type="float">
            <text:p>201962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231]+[.B230]" office:value-type="float" office:value="202713" calcext:value-type="float">
            <text:p>202713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232]+[.B231]" office:value-type="float" office:value="203463" calcext:value-type="float">
            <text:p>203463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233]+[.B232]" office:value-type="float" office:value="204213" calcext:value-type="float">
            <text:p>204213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34]+[.B233]" office:value-type="float" office:value="204960" calcext:value-type="float">
            <text:p>204960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235]+[.B234]" office:value-type="float" office:value="205705" calcext:value-type="float">
            <text:p>205705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236]+[.B235]" office:value-type="float" office:value="206450" calcext:value-type="float">
            <text:p>206450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237]+[.B236]" office:value-type="float" office:value="207194" calcext:value-type="float">
            <text:p>207194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238]+[.B237]" office:value-type="float" office:value="207938" calcext:value-type="float">
            <text:p>207938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239]+[.B238]" office:value-type="float" office:value="208682" calcext:value-type="float">
            <text:p>208682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240]+[.B239]" office:value-type="float" office:value="209422" calcext:value-type="float">
            <text:p>209422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241]+[.B240]" office:value-type="float" office:value="210159" calcext:value-type="float">
            <text:p>210159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242]+[.B241]" office:value-type="float" office:value="210895" calcext:value-type="float">
            <text:p>210895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243]+[.B242]" office:value-type="float" office:value="211630" calcext:value-type="float">
            <text:p>211630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244]+[.B243]" office:value-type="float" office:value="212362" calcext:value-type="float">
            <text:p>212362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245]+[.B244]" office:value-type="float" office:value="213094" calcext:value-type="float">
            <text:p>213094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246]+[.B245]" office:value-type="float" office:value="213825" calcext:value-type="float">
            <text:p>213825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247]+[.B246]" office:value-type="float" office:value="214556" calcext:value-type="float">
            <text:p>214556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248]+[.B247]" office:value-type="float" office:value="215283" calcext:value-type="float">
            <text:p>215283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49]+[.B248]" office:value-type="float" office:value="216008" calcext:value-type="float">
            <text:p>216008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50]+[.B249]" office:value-type="float" office:value="216733" calcext:value-type="float">
            <text:p>216733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251]+[.B250]" office:value-type="float" office:value="217457" calcext:value-type="float">
            <text:p>217457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252]+[.B251]" office:value-type="float" office:value="218181" calcext:value-type="float">
            <text:p>218181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253]+[.B252]" office:value-type="float" office:value="218905" calcext:value-type="float">
            <text:p>218905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254]+[.B253]" office:value-type="float" office:value="219628" calcext:value-type="float">
            <text:p>219628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255]+[.B254]" office:value-type="float" office:value="220351" calcext:value-type="float">
            <text:p>220351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256]+[.B255]" office:value-type="float" office:value="221072" calcext:value-type="float">
            <text:p>221072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257]+[.B256]" office:value-type="float" office:value="221793" calcext:value-type="float">
            <text:p>221793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258]+[.B257]" office:value-type="float" office:value="222513" calcext:value-type="float">
            <text:p>222513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259]+[.B258]" office:value-type="float" office:value="223232" calcext:value-type="float">
            <text:p>223232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260]+[.B259]" office:value-type="float" office:value="223950" calcext:value-type="float">
            <text:p>223950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261]+[.B260]" office:value-type="float" office:value="224667" calcext:value-type="float">
            <text:p>224667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262]+[.B261]" office:value-type="float" office:value="225383" calcext:value-type="float">
            <text:p>225383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263]+[.B262]" office:value-type="float" office:value="226099" calcext:value-type="float">
            <text:p>226099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264]+[.B263]" office:value-type="float" office:value="226813" calcext:value-type="float">
            <text:p>226813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265]+[.B264]" office:value-type="float" office:value="227525" calcext:value-type="float">
            <text:p>227525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266]+[.B265]" office:value-type="float" office:value="228236" calcext:value-type="float">
            <text:p>228236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267]+[.B266]" office:value-type="float" office:value="228945" calcext:value-type="float">
            <text:p>228945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268]+[.B267]" office:value-type="float" office:value="229654" calcext:value-type="float">
            <text:p>229654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269]+[.B268]" office:value-type="float" office:value="230363" calcext:value-type="float">
            <text:p>230363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270]+[.B269]" office:value-type="float" office:value="231071" calcext:value-type="float">
            <text:p>23107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271]+[.B270]" office:value-type="float" office:value="231779" calcext:value-type="float">
            <text:p>231779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272]+[.B271]" office:value-type="float" office:value="232486" calcext:value-type="float">
            <text:p>232486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273]+[.B272]" office:value-type="float" office:value="233190" calcext:value-type="float">
            <text:p>233190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274]+[.B273]" office:value-type="float" office:value="233894" calcext:value-type="float">
            <text:p>233894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75]+[.B274]" office:value-type="float" office:value="234596" calcext:value-type="float">
            <text:p>234596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76]+[.B275]" office:value-type="float" office:value="235298" calcext:value-type="float">
            <text:p>235298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277]+[.B276]" office:value-type="float" office:value="235999" calcext:value-type="float">
            <text:p>235999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278]+[.B277]" office:value-type="float" office:value="236698" calcext:value-type="float">
            <text:p>236698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279]+[.B278]" office:value-type="float" office:value="237397" calcext:value-type="float">
            <text:p>237397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280]+[.B279]" office:value-type="float" office:value="238095" calcext:value-type="float">
            <text:p>238095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281]+[.B280]" office:value-type="float" office:value="238792" calcext:value-type="float">
            <text:p>238792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282]+[.B281]" office:value-type="float" office:value="239485" calcext:value-type="float">
            <text:p>239485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3]+[.B282]" office:value-type="float" office:value="240176" calcext:value-type="float">
            <text:p>240176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4]+[.B283]" office:value-type="float" office:value="240867" calcext:value-type="float">
            <text:p>240867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285]+[.B284]" office:value-type="float" office:value="241558" calcext:value-type="float">
            <text:p>241558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286]+[.B285]" office:value-type="float" office:value="242248" calcext:value-type="float">
            <text:p>242248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287]+[.B286]" office:value-type="float" office:value="242935" calcext:value-type="float">
            <text:p>242935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288]+[.B287]" office:value-type="float" office:value="243622" calcext:value-type="float">
            <text:p>243622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289]+[.B288]" office:value-type="float" office:value="244307" calcext:value-type="float">
            <text:p>244307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290]+[.B289]" office:value-type="float" office:value="244992" calcext:value-type="float">
            <text:p>244992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291]+[.B290]" office:value-type="float" office:value="245676" calcext:value-type="float">
            <text:p>245676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292]+[.B291]" office:value-type="float" office:value="246359" calcext:value-type="float">
            <text:p>246359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293]+[.B292]" office:value-type="float" office:value="247042" calcext:value-type="float">
            <text:p>247042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294]+[.B293]" office:value-type="float" office:value="247725" calcext:value-type="float">
            <text:p>247725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295]+[.B294]" office:value-type="float" office:value="248407" calcext:value-type="float">
            <text:p>248407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296]+[.B295]" office:value-type="float" office:value="249089" calcext:value-type="float">
            <text:p>249089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297]+[.B296]" office:value-type="float" office:value="249771" calcext:value-type="float">
            <text:p>249771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298]+[.B297]" office:value-type="float" office:value="250453" calcext:value-type="float">
            <text:p>250453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299]+[.B298]" office:value-type="float" office:value="251131" calcext:value-type="float">
            <text:p>251131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300]+[.B299]" office:value-type="float" office:value="251809" calcext:value-type="float">
            <text:p>251809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301]+[.B300]" office:value-type="float" office:value="252486" calcext:value-type="float">
            <text:p>252486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302]+[.B301]" office:value-type="float" office:value="253163" calcext:value-type="float">
            <text:p>253163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303]+[.B302]" office:value-type="float" office:value="253840" calcext:value-type="float">
            <text:p>253840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304]+[.B303]" office:value-type="float" office:value="254517" calcext:value-type="float">
            <text:p>254517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305]+[.B304]" office:value-type="float" office:value="255193" calcext:value-type="float">
            <text:p>255193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306]+[.B305]" office:value-type="float" office:value="255869" calcext:value-type="float">
            <text:p>255869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307]+[.B306]" office:value-type="float" office:value="256544" calcext:value-type="float">
            <text:p>256544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308]+[.B307]" office:value-type="float" office:value="257219" calcext:value-type="float">
            <text:p>257219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309]+[.B308]" office:value-type="float" office:value="257893" calcext:value-type="float">
            <text:p>257893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310]+[.B309]" office:value-type="float" office:value="258566" calcext:value-type="float">
            <text:p>25856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311]+[.B310]" office:value-type="float" office:value="259239" calcext:value-type="float">
            <text:p>25923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312]+[.B311]" office:value-type="float" office:value="259911" calcext:value-type="float">
            <text:p>259911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313]+[.B312]" office:value-type="float" office:value="260583" calcext:value-type="float">
            <text:p>260583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314]+[.B313]" office:value-type="float" office:value="261254" calcext:value-type="float">
            <text:p>261254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315]+[.B314]" office:value-type="float" office:value="261925" calcext:value-type="float">
            <text:p>26192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316]+[.B315]" office:value-type="float" office:value="262596" calcext:value-type="float">
            <text:p>262596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317]+[.B316]" office:value-type="float" office:value="263266" calcext:value-type="float">
            <text:p>263266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318]+[.B317]" office:value-type="float" office:value="263935" calcext:value-type="float">
            <text:p>263935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319]+[.B318]" office:value-type="float" office:value="264604" calcext:value-type="float">
            <text:p>264604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320]+[.B319]" office:value-type="float" office:value="265271" calcext:value-type="float">
            <text:p>26527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321]+[.B320]" office:value-type="float" office:value="265938" calcext:value-type="float">
            <text:p>265938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22]+[.B321]" office:value-type="float" office:value="266603" calcext:value-type="float">
            <text:p>266603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323]+[.B322]" office:value-type="float" office:value="267268" calcext:value-type="float">
            <text:p>267268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324]+[.B323]" office:value-type="float" office:value="267932" calcext:value-type="float">
            <text:p>26793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325]+[.B324]" office:value-type="float" office:value="268595" calcext:value-type="float">
            <text:p>268595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326]+[.B325]" office:value-type="float" office:value="269257" calcext:value-type="float">
            <text:p>269257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327]+[.B326]" office:value-type="float" office:value="269919" calcext:value-type="float">
            <text:p>269919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28]+[.B327]" office:value-type="float" office:value="270578" calcext:value-type="float">
            <text:p>27057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29]+[.B328]" office:value-type="float" office:value="271237" calcext:value-type="float">
            <text:p>271237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30]+[.B329]" office:value-type="float" office:value="271896" calcext:value-type="float">
            <text:p>271896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31]+[.B330]" office:value-type="float" office:value="272555" calcext:value-type="float">
            <text:p>27255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332]+[.B331]" office:value-type="float" office:value="273211" calcext:value-type="float">
            <text:p>273211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333]+[.B332]" office:value-type="float" office:value="273867" calcext:value-type="float">
            <text:p>273867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334]+[.B333]" office:value-type="float" office:value="274523" calcext:value-type="float">
            <text:p>274523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335]+[.B334]" office:value-type="float" office:value="275178" calcext:value-type="float">
            <text:p>275178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336]+[.B335]" office:value-type="float" office:value="275832" calcext:value-type="float">
            <text:p>275832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37]+[.B336]" office:value-type="float" office:value="276485" calcext:value-type="float">
            <text:p>276485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38]+[.B337]" office:value-type="float" office:value="277137" calcext:value-type="float">
            <text:p>277137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39]+[.B338]" office:value-type="float" office:value="277789" calcext:value-type="float">
            <text:p>277789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40]+[.B339]" office:value-type="float" office:value="278441" calcext:value-type="float">
            <text:p>27844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41]+[.B340]" office:value-type="float" office:value="279090" calcext:value-type="float">
            <text:p>279090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42]+[.B341]" office:value-type="float" office:value="279739" calcext:value-type="float">
            <text:p>279739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343]+[.B342]" office:value-type="float" office:value="280386" calcext:value-type="float">
            <text:p>28038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344]+[.B343]" office:value-type="float" office:value="281031" calcext:value-type="float">
            <text:p>281031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45]+[.B344]" office:value-type="float" office:value="281675" calcext:value-type="float">
            <text:p>281675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46]+[.B345]" office:value-type="float" office:value="282319" calcext:value-type="float">
            <text:p>282319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47]+[.B346]" office:value-type="float" office:value="282963" calcext:value-type="float">
            <text:p>282963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348]+[.B347]" office:value-type="float" office:value="283606" calcext:value-type="float">
            <text:p>283606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349]+[.B348]" office:value-type="float" office:value="284248" calcext:value-type="float">
            <text:p>284248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350]+[.B349]" office:value-type="float" office:value="284889" calcext:value-type="float">
            <text:p>284889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351]+[.B350]" office:value-type="float" office:value="285529" calcext:value-type="float">
            <text:p>285529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352]+[.B351]" office:value-type="float" office:value="286168" calcext:value-type="float">
            <text:p>286168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53]+[.B352]" office:value-type="float" office:value="286804" calcext:value-type="float">
            <text:p>286804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54]+[.B353]" office:value-type="float" office:value="287440" calcext:value-type="float">
            <text:p>28744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355]+[.B354]" office:value-type="float" office:value="288075" calcext:value-type="float">
            <text:p>288075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356]+[.B355]" office:value-type="float" office:value="288710" calcext:value-type="float">
            <text:p>28871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357]+[.B356]" office:value-type="float" office:value="289345" calcext:value-type="float">
            <text:p>289345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358]+[.B357]" office:value-type="float" office:value="289979" calcext:value-type="float">
            <text:p>28997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359]+[.B358]" office:value-type="float" office:value="290613" calcext:value-type="float">
            <text:p>29061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360]+[.B359]" office:value-type="float" office:value="291246" calcext:value-type="float">
            <text:p>291246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361]+[.B360]" office:value-type="float" office:value="291879" calcext:value-type="float">
            <text:p>291879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362]+[.B361]" office:value-type="float" office:value="292512" calcext:value-type="float">
            <text:p>29251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363]+[.B362]" office:value-type="float" office:value="293145" calcext:value-type="float">
            <text:p>293145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364]+[.B363]" office:value-type="float" office:value="293776" calcext:value-type="float">
            <text:p>293776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65]+[.B364]" office:value-type="float" office:value="294403" calcext:value-type="float">
            <text:p>294403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66]+[.B365]" office:value-type="float" office:value="295030" calcext:value-type="float">
            <text:p>295030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367]+[.B366]" office:value-type="float" office:value="295654" calcext:value-type="float">
            <text:p>295654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368]+[.B367]" office:value-type="float" office:value="296277" calcext:value-type="float">
            <text:p>296277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69]+[.B368]" office:value-type="float" office:value="296899" calcext:value-type="float">
            <text:p>296899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70]+[.B369]" office:value-type="float" office:value="297521" calcext:value-type="float">
            <text:p>29752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371]+[.B370]" office:value-type="float" office:value="298140" calcext:value-type="float">
            <text:p>29814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372]+[.B371]" office:value-type="float" office:value="298759" calcext:value-type="float">
            <text:p>298759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373]+[.B372]" office:value-type="float" office:value="299377" calcext:value-type="float">
            <text:p>299377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374]+[.B373]" office:value-type="float" office:value="299995" calcext:value-type="float">
            <text:p>299995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375]+[.B374]" office:value-type="float" office:value="300612" calcext:value-type="float">
            <text:p>300612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376]+[.B375]" office:value-type="float" office:value="301229" calcext:value-type="float">
            <text:p>301229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377]+[.B376]" office:value-type="float" office:value="301846" calcext:value-type="float">
            <text:p>301846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378]+[.B377]" office:value-type="float" office:value="302461" calcext:value-type="float">
            <text:p>302461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379]+[.B378]" office:value-type="float" office:value="303076" calcext:value-type="float">
            <text:p>303076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380]+[.B379]" office:value-type="float" office:value="303691" calcext:value-type="float">
            <text:p>303691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381]+[.B380]" office:value-type="float" office:value="304303" calcext:value-type="float">
            <text:p>304303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382]+[.B381]" office:value-type="float" office:value="304915" calcext:value-type="float">
            <text:p>304915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383]+[.B382]" office:value-type="float" office:value="305525" calcext:value-type="float">
            <text:p>305525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384]+[.B383]" office:value-type="float" office:value="306135" calcext:value-type="float">
            <text:p>306135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385]+[.B384]" office:value-type="float" office:value="306744" calcext:value-type="float">
            <text:p>306744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386]+[.B385]" office:value-type="float" office:value="307352" calcext:value-type="float">
            <text:p>307352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387]+[.B386]" office:value-type="float" office:value="307958" calcext:value-type="float">
            <text:p>30795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388]+[.B387]" office:value-type="float" office:value="308563" calcext:value-type="float">
            <text:p>308563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389]+[.B388]" office:value-type="float" office:value="309168" calcext:value-type="float">
            <text:p>309168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390]+[.B389]" office:value-type="float" office:value="309771" calcext:value-type="float">
            <text:p>309771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391]+[.B390]" office:value-type="float" office:value="310373" calcext:value-type="float">
            <text:p>310373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392]+[.B391]" office:value-type="float" office:value="310975" calcext:value-type="float">
            <text:p>31097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93]+[.B392]" office:value-type="float" office:value="311576" calcext:value-type="float">
            <text:p>311576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94]+[.B393]" office:value-type="float" office:value="312177" calcext:value-type="float">
            <text:p>312177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395]+[.B394]" office:value-type="float" office:value="312778" calcext:value-type="float">
            <text:p>312778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96]+[.B395]" office:value-type="float" office:value="313378" calcext:value-type="float">
            <text:p>313378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397]+[.B396]" office:value-type="float" office:value="313977" calcext:value-type="float">
            <text:p>313977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398]+[.B397]" office:value-type="float" office:value="314574" calcext:value-type="float">
            <text:p>314574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399]+[.B398]" office:value-type="float" office:value="315171" calcext:value-type="float">
            <text:p>315171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400]+[.B399]" office:value-type="float" office:value="315767" calcext:value-type="float">
            <text:p>315767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401]+[.B400]" office:value-type="float" office:value="316362" calcext:value-type="float">
            <text:p>316362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402]+[.B401]" office:value-type="float" office:value="316957" calcext:value-type="float">
            <text:p>31695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403]+[.B402]" office:value-type="float" office:value="317551" calcext:value-type="float">
            <text:p>317551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404]+[.B403]" office:value-type="float" office:value="318144" calcext:value-type="float">
            <text:p>31814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405]+[.B404]" office:value-type="float" office:value="318736" calcext:value-type="float">
            <text:p>318736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406]+[.B405]" office:value-type="float" office:value="319326" calcext:value-type="float">
            <text:p>319326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407]+[.B406]" office:value-type="float" office:value="319915" calcext:value-type="float">
            <text:p>319915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408]+[.B407]" office:value-type="float" office:value="320503" calcext:value-type="float">
            <text:p>320503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409]+[.B408]" office:value-type="float" office:value="321091" calcext:value-type="float">
            <text:p>32109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410]+[.B409]" office:value-type="float" office:value="321678" calcext:value-type="float">
            <text:p>321678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411]+[.B410]" office:value-type="float" office:value="322265" calcext:value-type="float">
            <text:p>322265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412]+[.B411]" office:value-type="float" office:value="322850" calcext:value-type="float">
            <text:p>322850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413]+[.B412]" office:value-type="float" office:value="323435" calcext:value-type="float">
            <text:p>323435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414]+[.B413]" office:value-type="float" office:value="324019" calcext:value-type="float">
            <text:p>32401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415]+[.B414]" office:value-type="float" office:value="324601" calcext:value-type="float">
            <text:p>32460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416]+[.B415]" office:value-type="float" office:value="325181" calcext:value-type="float">
            <text:p>325181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417]+[.B416]" office:value-type="float" office:value="325760" calcext:value-type="float">
            <text:p>325760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418]+[.B417]" office:value-type="float" office:value="326336" calcext:value-type="float">
            <text:p>326336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419]+[.B418]" office:value-type="float" office:value="326911" calcext:value-type="float">
            <text:p>32691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420]+[.B419]" office:value-type="float" office:value="327483" calcext:value-type="float">
            <text:p>327483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421]+[.B420]" office:value-type="float" office:value="328055" calcext:value-type="float">
            <text:p>328055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422]+[.B421]" office:value-type="float" office:value="328627" calcext:value-type="float">
            <text:p>328627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423]+[.B422]" office:value-type="float" office:value="329197" calcext:value-type="float">
            <text:p>329197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424]+[.B423]" office:value-type="float" office:value="329766" calcext:value-type="float">
            <text:p>329766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425]+[.B424]" office:value-type="float" office:value="330333" calcext:value-type="float">
            <text:p>33033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426]+[.B425]" office:value-type="float" office:value="330899" calcext:value-type="float">
            <text:p>330899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427]+[.B426]" office:value-type="float" office:value="331464" calcext:value-type="float">
            <text:p>331464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428]+[.B427]" office:value-type="float" office:value="332027" calcext:value-type="float">
            <text:p>332027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429]+[.B428]" office:value-type="float" office:value="332590" calcext:value-type="float">
            <text:p>332590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430]+[.B429]" office:value-type="float" office:value="333152" calcext:value-type="float">
            <text:p>333152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431]+[.B430]" office:value-type="float" office:value="333713" calcext:value-type="float">
            <text:p>333713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432]+[.B431]" office:value-type="float" office:value="334273" calcext:value-type="float">
            <text:p>334273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433]+[.B432]" office:value-type="float" office:value="334828" calcext:value-type="float">
            <text:p>334828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434]+[.B433]" office:value-type="float" office:value="335380" calcext:value-type="float">
            <text:p>33538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435]+[.B434]" office:value-type="float" office:value="335931" calcext:value-type="float">
            <text:p>335931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436]+[.B435]" office:value-type="float" office:value="336482" calcext:value-type="float">
            <text:p>336482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437]+[.B436]" office:value-type="float" office:value="337033" calcext:value-type="float">
            <text:p>33703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438]+[.B437]" office:value-type="float" office:value="337583" calcext:value-type="float">
            <text:p>337583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439]+[.B438]" office:value-type="float" office:value="338132" calcext:value-type="float">
            <text:p>338132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440]+[.B439]" office:value-type="float" office:value="338680" calcext:value-type="float">
            <text:p>338680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441]+[.B440]" office:value-type="float" office:value="339228" calcext:value-type="float">
            <text:p>339228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442]+[.B441]" office:value-type="float" office:value="339775" calcext:value-type="float">
            <text:p>339775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443]+[.B442]" office:value-type="float" office:value="340322" calcext:value-type="float">
            <text:p>340322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444]+[.B443]" office:value-type="float" office:value="340868" calcext:value-type="float">
            <text:p>340868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45]+[.B444]" office:value-type="float" office:value="341411" calcext:value-type="float">
            <text:p>341411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446]+[.B445]" office:value-type="float" office:value="341953" calcext:value-type="float">
            <text:p>341953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447]+[.B446]" office:value-type="float" office:value="342495" calcext:value-type="float">
            <text:p>34249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448]+[.B447]" office:value-type="float" office:value="343035" calcext:value-type="float">
            <text:p>343035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449]+[.B448]" office:value-type="float" office:value="343575" calcext:value-type="float">
            <text:p>343575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450]+[.B449]" office:value-type="float" office:value="344114" calcext:value-type="float">
            <text:p>344114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51]+[.B450]" office:value-type="float" office:value="344650" calcext:value-type="float">
            <text:p>34465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52]+[.B451]" office:value-type="float" office:value="345185" calcext:value-type="float">
            <text:p>345185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53]+[.B452]" office:value-type="float" office:value="345720" calcext:value-type="float">
            <text:p>34572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54]+[.B453]" office:value-type="float" office:value="346255" calcext:value-type="float">
            <text:p>346255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455]+[.B454]" office:value-type="float" office:value="346789" calcext:value-type="float">
            <text:p>346789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456]+[.B455]" office:value-type="float" office:value="347323" calcext:value-type="float">
            <text:p>347323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457]+[.B456]" office:value-type="float" office:value="347854" calcext:value-type="float">
            <text:p>347854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458]+[.B457]" office:value-type="float" office:value="348384" calcext:value-type="float">
            <text:p>348384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459]+[.B458]" office:value-type="float" office:value="348914" calcext:value-type="float">
            <text:p>348914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60]+[.B459]" office:value-type="float" office:value="349439" calcext:value-type="float">
            <text:p>349439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461]+[.B460]" office:value-type="float" office:value="349963" calcext:value-type="float">
            <text:p>349963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462]+[.B461]" office:value-type="float" office:value="350487" calcext:value-type="float">
            <text:p>350487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463]+[.B462]" office:value-type="float" office:value="351008" calcext:value-type="float">
            <text:p>351008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464]+[.B463]" office:value-type="float" office:value="351528" calcext:value-type="float">
            <text:p>351528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465]+[.B464]" office:value-type="float" office:value="352048" calcext:value-type="float">
            <text:p>352048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466]+[.B465]" office:value-type="float" office:value="352566" calcext:value-type="float">
            <text:p>35256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467]+[.B466]" office:value-type="float" office:value="353083" calcext:value-type="float">
            <text:p>353083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468]+[.B467]" office:value-type="float" office:value="353600" calcext:value-type="float">
            <text:p>35360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469]+[.B468]" office:value-type="float" office:value="354116" calcext:value-type="float">
            <text:p>35411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470]+[.B469]" office:value-type="float" office:value="354631" calcext:value-type="float">
            <text:p>35463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471]+[.B470]" office:value-type="float" office:value="355145" calcext:value-type="float">
            <text:p>355145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72]+[.B471]" office:value-type="float" office:value="355658" calcext:value-type="float">
            <text:p>355658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73]+[.B472]" office:value-type="float" office:value="356171" calcext:value-type="float">
            <text:p>35617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74]+[.B473]" office:value-type="float" office:value="356684" calcext:value-type="float">
            <text:p>356684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475]+[.B474]" office:value-type="float" office:value="357195" calcext:value-type="float">
            <text:p>357195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476]+[.B475]" office:value-type="float" office:value="357705" calcext:value-type="float">
            <text:p>357705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77]+[.B476]" office:value-type="float" office:value="358214" calcext:value-type="float">
            <text:p>358214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78]+[.B477]" office:value-type="float" office:value="358722" calcext:value-type="float">
            <text:p>358722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479]+[.B478]" office:value-type="float" office:value="359226" calcext:value-type="float">
            <text:p>359226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480]+[.B479]" office:value-type="float" office:value="359730" calcext:value-type="float">
            <text:p>359730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481]+[.B480]" office:value-type="float" office:value="360234" calcext:value-type="float">
            <text:p>36023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82]+[.B481]" office:value-type="float" office:value="360732" calcext:value-type="float">
            <text:p>360732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83]+[.B482]" office:value-type="float" office:value="361228" calcext:value-type="float">
            <text:p>361228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84]+[.B483]" office:value-type="float" office:value="361723" calcext:value-type="float">
            <text:p>361723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85]+[.B484]" office:value-type="float" office:value="362217" calcext:value-type="float">
            <text:p>362217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86]+[.B485]" office:value-type="float" office:value="362710" calcext:value-type="float">
            <text:p>36271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87]+[.B486]" office:value-type="float" office:value="363203" calcext:value-type="float">
            <text:p>363203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88]+[.B487]" office:value-type="float" office:value="363695" calcext:value-type="float">
            <text:p>36369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89]+[.B488]" office:value-type="float" office:value="364186" calcext:value-type="float">
            <text:p>36418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0]+[.B489]" office:value-type="float" office:value="364676" calcext:value-type="float">
            <text:p>36467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+[.B490]" office:value-type="float" office:value="365165" calcext:value-type="float">
            <text:p>365165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2]+[.B491]" office:value-type="float" office:value="365653" calcext:value-type="float">
            <text:p>365653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93]+[.B492]" office:value-type="float" office:value="366139" calcext:value-type="float">
            <text:p>366139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94]+[.B493]" office:value-type="float" office:value="366624" calcext:value-type="float">
            <text:p>366624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95]+[.B494]" office:value-type="float" office:value="367107" calcext:value-type="float">
            <text:p>367107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96]+[.B495]" office:value-type="float" office:value="367586" calcext:value-type="float">
            <text:p>367586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97]+[.B496]" office:value-type="float" office:value="368065" calcext:value-type="float">
            <text:p>368065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98]+[.B497]" office:value-type="float" office:value="368544" calcext:value-type="float">
            <text:p>368544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99]+[.B498]" office:value-type="float" office:value="369022" calcext:value-type="float">
            <text:p>369022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500]+[.B499]" office:value-type="float" office:value="369495" calcext:value-type="float">
            <text:p>369495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501]+[.B500]" office:value-type="float" office:value="369968" calcext:value-type="float">
            <text:p>369968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502]+[.B501]" office:value-type="float" office:value="370437" calcext:value-type="float">
            <text:p>370437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503]+[.B502]" office:value-type="float" office:value="370906" calcext:value-type="float">
            <text:p>37090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504]+[.B503]" office:value-type="float" office:value="371373" calcext:value-type="float">
            <text:p>371373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505]+[.B504]" office:value-type="float" office:value="371840" calcext:value-type="float">
            <text:p>37184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506]+[.B505]" office:value-type="float" office:value="372302" calcext:value-type="float">
            <text:p>372302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507]+[.B506]" office:value-type="float" office:value="372764" calcext:value-type="float">
            <text:p>372764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508]+[.B507]" office:value-type="float" office:value="373225" calcext:value-type="float">
            <text:p>373225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509]+[.B508]" office:value-type="float" office:value="373682" calcext:value-type="float">
            <text:p>373682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510]+[.B509]" office:value-type="float" office:value="374138" calcext:value-type="float">
            <text:p>374138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511]+[.B510]" office:value-type="float" office:value="374590" calcext:value-type="float">
            <text:p>37459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512]+[.B511]" office:value-type="float" office:value="375042" calcext:value-type="float">
            <text:p>375042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513]+[.B512]" office:value-type="float" office:value="375493" calcext:value-type="float">
            <text:p>375493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514]+[.B513]" office:value-type="float" office:value="375942" calcext:value-type="float">
            <text:p>375942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515]+[.B514]" office:value-type="float" office:value="376389" calcext:value-type="float">
            <text:p>376389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516]+[.B515]" office:value-type="float" office:value="376834" calcext:value-type="float">
            <text:p>376834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517]+[.B516]" office:value-type="float" office:value="377278" calcext:value-type="float">
            <text:p>37727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518]+[.B517]" office:value-type="float" office:value="377722" calcext:value-type="float">
            <text:p>377722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519]+[.B518]" office:value-type="float" office:value="378166" calcext:value-type="float">
            <text:p>378166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520]+[.B519]" office:value-type="float" office:value="378609" calcext:value-type="float">
            <text:p>378609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521]+[.B520]" office:value-type="float" office:value="379050" calcext:value-type="float">
            <text:p>37905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522]+[.B521]" office:value-type="float" office:value="379490" calcext:value-type="float">
            <text:p>37949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523]+[.B522]" office:value-type="float" office:value="379929" calcext:value-type="float">
            <text:p>379929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524]+[.B523]" office:value-type="float" office:value="380365" calcext:value-type="float">
            <text:p>38036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525]+[.B524]" office:value-type="float" office:value="380801" calcext:value-type="float">
            <text:p>380801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526]+[.B525]" office:value-type="float" office:value="381235" calcext:value-type="float">
            <text:p>381235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527]+[.B526]" office:value-type="float" office:value="381668" calcext:value-type="float">
            <text:p>381668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528]+[.B527]" office:value-type="float" office:value="382100" calcext:value-type="float">
            <text:p>38210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529]+[.B528]" office:value-type="float" office:value="382532" calcext:value-type="float">
            <text:p>382532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530]+[.B529]" office:value-type="float" office:value="382964" calcext:value-type="float">
            <text:p>382964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531]+[.B530]" office:value-type="float" office:value="383395" calcext:value-type="float">
            <text:p>38339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532]+[.B531]" office:value-type="float" office:value="383825" calcext:value-type="float">
            <text:p>383825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533]+[.B532]" office:value-type="float" office:value="384255" calcext:value-type="float">
            <text:p>38425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34]+[.B533]" office:value-type="float" office:value="384684" calcext:value-type="float">
            <text:p>384684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35]+[.B534]" office:value-type="float" office:value="385113" calcext:value-type="float">
            <text:p>385113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536]+[.B535]" office:value-type="float" office:value="385541" calcext:value-type="float">
            <text:p>385541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537]+[.B536]" office:value-type="float" office:value="385967" calcext:value-type="float">
            <text:p>385967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538]+[.B537]" office:value-type="float" office:value="386393" calcext:value-type="float">
            <text:p>386393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539]+[.B538]" office:value-type="float" office:value="386819" calcext:value-type="float">
            <text:p>386819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40]+[.B539]" office:value-type="float" office:value="387243" calcext:value-type="float">
            <text:p>38724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541]+[.B540]" office:value-type="float" office:value="387666" calcext:value-type="float">
            <text:p>387666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542]+[.B541]" office:value-type="float" office:value="388088" calcext:value-type="float">
            <text:p>388088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543]+[.B542]" office:value-type="float" office:value="388507" calcext:value-type="float">
            <text:p>388507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544]+[.B543]" office:value-type="float" office:value="388925" calcext:value-type="float">
            <text:p>388925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545]+[.B544]" office:value-type="float" office:value="389341" calcext:value-type="float">
            <text:p>389341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546]+[.B545]" office:value-type="float" office:value="389755" calcext:value-type="float">
            <text:p>38975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547]+[.B546]" office:value-type="float" office:value="390168" calcext:value-type="float">
            <text:p>390168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548]+[.B547]" office:value-type="float" office:value="390579" calcext:value-type="float">
            <text:p>390579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549]+[.B548]" office:value-type="float" office:value="390988" calcext:value-type="float">
            <text:p>390988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550]+[.B549]" office:value-type="float" office:value="391393" calcext:value-type="float">
            <text:p>39139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551]+[.B550]" office:value-type="float" office:value="391797" calcext:value-type="float">
            <text:p>391797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552]+[.B551]" office:value-type="float" office:value="392200" calcext:value-type="float">
            <text:p>39220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553]+[.B552]" office:value-type="float" office:value="392603" calcext:value-type="float">
            <text:p>392603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554]+[.B553]" office:value-type="float" office:value="393005" calcext:value-type="float">
            <text:p>39300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555]+[.B554]" office:value-type="float" office:value="393407" calcext:value-type="float">
            <text:p>393407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556]+[.B555]" office:value-type="float" office:value="393805" calcext:value-type="float">
            <text:p>393805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557]+[.B556]" office:value-type="float" office:value="394202" calcext:value-type="float">
            <text:p>394202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58]+[.B557]" office:value-type="float" office:value="394598" calcext:value-type="float">
            <text:p>394598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59]+[.B558]" office:value-type="float" office:value="394994" calcext:value-type="float">
            <text:p>394994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60]+[.B559]" office:value-type="float" office:value="395390" calcext:value-type="float">
            <text:p>39539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561]+[.B560]" office:value-type="float" office:value="395785" calcext:value-type="float">
            <text:p>395785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562]+[.B561]" office:value-type="float" office:value="396179" calcext:value-type="float">
            <text:p>396179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563]+[.B562]" office:value-type="float" office:value="396572" calcext:value-type="float">
            <text:p>39657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564]+[.B563]" office:value-type="float" office:value="396965" calcext:value-type="float">
            <text:p>396965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565]+[.B564]" office:value-type="float" office:value="397356" calcext:value-type="float">
            <text:p>397356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566]+[.B565]" office:value-type="float" office:value="397747" calcext:value-type="float">
            <text:p>397747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567]+[.B566]" office:value-type="float" office:value="398137" calcext:value-type="float">
            <text:p>398137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568]+[.B567]" office:value-type="float" office:value="398525" calcext:value-type="float">
            <text:p>39852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569]+[.B568]" office:value-type="float" office:value="398910" calcext:value-type="float">
            <text:p>39891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570]+[.B569]" office:value-type="float" office:value="399294" calcext:value-type="float">
            <text:p>399294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571]+[.B570]" office:value-type="float" office:value="399676" calcext:value-type="float">
            <text:p>399676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572]+[.B571]" office:value-type="float" office:value="400057" calcext:value-type="float">
            <text:p>400057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573]+[.B572]" office:value-type="float" office:value="400437" calcext:value-type="float">
            <text:p>400437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574]+[.B573]" office:value-type="float" office:value="400813" calcext:value-type="float">
            <text:p>40081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575]+[.B574]" office:value-type="float" office:value="401187" calcext:value-type="float">
            <text:p>401187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576]+[.B575]" office:value-type="float" office:value="401560" calcext:value-type="float">
            <text:p>40156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577]+[.B576]" office:value-type="float" office:value="401931" calcext:value-type="float">
            <text:p>40193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578]+[.B577]" office:value-type="float" office:value="402299" calcext:value-type="float">
            <text:p>402299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579]+[.B578]" office:value-type="float" office:value="402667" calcext:value-type="float">
            <text:p>402667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580]+[.B579]" office:value-type="float" office:value="403033" calcext:value-type="float">
            <text:p>403033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581]+[.B580]" office:value-type="float" office:value="403399" calcext:value-type="float">
            <text:p>403399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582]+[.B581]" office:value-type="float" office:value="403765" calcext:value-type="float">
            <text:p>403765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583]+[.B582]" office:value-type="float" office:value="404130" calcext:value-type="float">
            <text:p>40413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584]+[.B583]" office:value-type="float" office:value="404495" calcext:value-type="float">
            <text:p>404495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585]+[.B584]" office:value-type="float" office:value="404859" calcext:value-type="float">
            <text:p>404859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586]+[.B585]" office:value-type="float" office:value="405223" calcext:value-type="float">
            <text:p>40522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587]+[.B586]" office:value-type="float" office:value="405586" calcext:value-type="float">
            <text:p>405586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588]+[.B587]" office:value-type="float" office:value="405949" calcext:value-type="float">
            <text:p>405949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589]+[.B588]" office:value-type="float" office:value="406312" calcext:value-type="float">
            <text:p>406312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590]+[.B589]" office:value-type="float" office:value="406674" calcext:value-type="float">
            <text:p>406674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591]+[.B590]" office:value-type="float" office:value="407036" calcext:value-type="float">
            <text:p>40703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592]+[.B591]" office:value-type="float" office:value="407393" calcext:value-type="float">
            <text:p>407393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593]+[.B592]" office:value-type="float" office:value="407747" calcext:value-type="float">
            <text:p>407747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594]+[.B593]" office:value-type="float" office:value="408101" calcext:value-type="float">
            <text:p>408101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595]+[.B594]" office:value-type="float" office:value="408454" calcext:value-type="float">
            <text:p>408454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596]+[.B595]" office:value-type="float" office:value="408807" calcext:value-type="float">
            <text:p>40880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597]+[.B596]" office:value-type="float" office:value="409159" calcext:value-type="float">
            <text:p>409159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598]+[.B597]" office:value-type="float" office:value="409511" calcext:value-type="float">
            <text:p>409511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599]+[.B598]" office:value-type="float" office:value="409861" calcext:value-type="float">
            <text:p>409861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600]+[.B599]" office:value-type="float" office:value="410211" calcext:value-type="float">
            <text:p>410211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601]+[.B600]" office:value-type="float" office:value="410560" calcext:value-type="float">
            <text:p>41056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602]+[.B601]" office:value-type="float" office:value="410909" calcext:value-type="float">
            <text:p>410909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603]+[.B602]" office:value-type="float" office:value="411257" calcext:value-type="float">
            <text:p>411257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604]+[.B603]" office:value-type="float" office:value="411605" calcext:value-type="float">
            <text:p>41160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605]+[.B604]" office:value-type="float" office:value="411952" calcext:value-type="float">
            <text:p>41195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606]+[.B605]" office:value-type="float" office:value="412298" calcext:value-type="float">
            <text:p>412298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607]+[.B606]" office:value-type="float" office:value="412644" calcext:value-type="float">
            <text:p>41264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608]+[.B607]" office:value-type="float" office:value="412990" calcext:value-type="float">
            <text:p>41299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609]+[.B608]" office:value-type="float" office:value="413335" calcext:value-type="float">
            <text:p>413335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610]+[.B609]" office:value-type="float" office:value="413678" calcext:value-type="float">
            <text:p>413678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611]+[.B610]" office:value-type="float" office:value="414021" calcext:value-type="float">
            <text:p>414021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612]+[.B611]" office:value-type="float" office:value="414361" calcext:value-type="float">
            <text:p>414361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613]+[.B612]" office:value-type="float" office:value="414699" calcext:value-type="float">
            <text:p>414699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614]+[.B613]" office:value-type="float" office:value="415036" calcext:value-type="float">
            <text:p>41503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615]+[.B614]" office:value-type="float" office:value="415372" calcext:value-type="float">
            <text:p>415372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616]+[.B615]" office:value-type="float" office:value="415708" calcext:value-type="float">
            <text:p>415708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617]+[.B616]" office:value-type="float" office:value="416044" calcext:value-type="float">
            <text:p>416044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618]+[.B617]" office:value-type="float" office:value="416380" calcext:value-type="float">
            <text:p>41638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619]+[.B618]" office:value-type="float" office:value="416716" calcext:value-type="float">
            <text:p>41671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620]+[.B619]" office:value-type="float" office:value="417050" calcext:value-type="float">
            <text:p>41705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621]+[.B620]" office:value-type="float" office:value="417379" calcext:value-type="float">
            <text:p>417379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622]+[.B621]" office:value-type="float" office:value="417706" calcext:value-type="float">
            <text:p>417706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623]+[.B622]" office:value-type="float" office:value="418032" calcext:value-type="float">
            <text:p>418032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624]+[.B623]" office:value-type="float" office:value="418354" calcext:value-type="float">
            <text:p>41835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625]+[.B624]" office:value-type="float" office:value="418674" calcext:value-type="float">
            <text:p>418674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26]+[.B625]" office:value-type="float" office:value="418991" calcext:value-type="float">
            <text:p>41899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27]+[.B626]" office:value-type="float" office:value="419307" calcext:value-type="float">
            <text:p>419307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628]+[.B627]" office:value-type="float" office:value="419622" calcext:value-type="float">
            <text:p>419622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629]+[.B628]" office:value-type="float" office:value="419936" calcext:value-type="float">
            <text:p>419936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630]+[.B629]" office:value-type="float" office:value="420250" calcext:value-type="float">
            <text:p>42025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631]+[.B630]" office:value-type="float" office:value="420563" calcext:value-type="float">
            <text:p>42056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632]+[.B631]" office:value-type="float" office:value="420873" calcext:value-type="float">
            <text:p>42087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633]+[.B632]" office:value-type="float" office:value="421180" calcext:value-type="float">
            <text:p>42118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634]+[.B633]" office:value-type="float" office:value="421486" calcext:value-type="float">
            <text:p>42148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635]+[.B634]" office:value-type="float" office:value="421792" calcext:value-type="float">
            <text:p>421792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636]+[.B635]" office:value-type="float" office:value="422097" calcext:value-type="float">
            <text:p>422097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637]+[.B636]" office:value-type="float" office:value="422401" calcext:value-type="float">
            <text:p>422401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638]+[.B637]" office:value-type="float" office:value="422703" calcext:value-type="float">
            <text:p>422703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39]+[.B638]" office:value-type="float" office:value="423004" calcext:value-type="float">
            <text:p>42300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40]+[.B639]" office:value-type="float" office:value="423304" calcext:value-type="float">
            <text:p>42330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41]+[.B640]" office:value-type="float" office:value="423604" calcext:value-type="float">
            <text:p>423604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42]+[.B641]" office:value-type="float" office:value="423903" calcext:value-type="float">
            <text:p>42390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43]+[.B642]" office:value-type="float" office:value="424202" calcext:value-type="float">
            <text:p>42420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44]+[.B643]" office:value-type="float" office:value="424501" calcext:value-type="float">
            <text:p>424501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45]+[.B644]" office:value-type="float" office:value="424800" calcext:value-type="float">
            <text:p>42480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46]+[.B645]" office:value-type="float" office:value="425098" calcext:value-type="float">
            <text:p>425098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47]+[.B646]" office:value-type="float" office:value="425396" calcext:value-type="float">
            <text:p>42539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648]+[.B647]" office:value-type="float" office:value="425694" calcext:value-type="float">
            <text:p>42569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649]+[.B648]" office:value-type="float" office:value="425988" calcext:value-type="float">
            <text:p>425988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650]+[.B649]" office:value-type="float" office:value="426281" calcext:value-type="float">
            <text:p>426281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651]+[.B650]" office:value-type="float" office:value="426574" calcext:value-type="float">
            <text:p>42657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652]+[.B651]" office:value-type="float" office:value="426867" calcext:value-type="float">
            <text:p>426867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653]+[.B652]" office:value-type="float" office:value="427158" calcext:value-type="float">
            <text:p>42715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654]+[.B653]" office:value-type="float" office:value="427449" calcext:value-type="float">
            <text:p>427449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655]+[.B654]" office:value-type="float" office:value="427738" calcext:value-type="float">
            <text:p>42773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656]+[.B655]" office:value-type="float" office:value="428027" calcext:value-type="float">
            <text:p>428027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657]+[.B656]" office:value-type="float" office:value="428314" calcext:value-type="float">
            <text:p>42831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658]+[.B657]" office:value-type="float" office:value="428600" calcext:value-type="float">
            <text:p>42860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659]+[.B658]" office:value-type="float" office:value="428886" calcext:value-type="float">
            <text:p>42888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660]+[.B659]" office:value-type="float" office:value="429171" calcext:value-type="float">
            <text:p>42917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661]+[.B660]" office:value-type="float" office:value="429456" calcext:value-type="float">
            <text:p>429456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662]+[.B661]" office:value-type="float" office:value="429738" calcext:value-type="float">
            <text:p>429738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663]+[.B662]" office:value-type="float" office:value="430020" calcext:value-type="float">
            <text:p>43002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664]+[.B663]" office:value-type="float" office:value="430301" calcext:value-type="float">
            <text:p>43030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665]+[.B664]" office:value-type="float" office:value="430582" calcext:value-type="float">
            <text:p>430582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666]+[.B665]" office:value-type="float" office:value="430862" calcext:value-type="float">
            <text:p>430862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667]+[.B666]" office:value-type="float" office:value="431140" calcext:value-type="float">
            <text:p>43114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668]+[.B667]" office:value-type="float" office:value="431418" calcext:value-type="float">
            <text:p>431418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669]+[.B668]" office:value-type="float" office:value="431696" calcext:value-type="float">
            <text:p>43169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670]+[.B669]" office:value-type="float" office:value="431973" calcext:value-type="float">
            <text:p>43197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671]+[.B670]" office:value-type="float" office:value="432250" calcext:value-type="float">
            <text:p>43225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672]+[.B671]" office:value-type="float" office:value="432526" calcext:value-type="float">
            <text:p>43252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673]+[.B672]" office:value-type="float" office:value="432801" calcext:value-type="float">
            <text:p>43280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674]+[.B673]" office:value-type="float" office:value="433076" calcext:value-type="float">
            <text:p>43307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675]+[.B674]" office:value-type="float" office:value="433351" calcext:value-type="float">
            <text:p>43335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676]+[.B675]" office:value-type="float" office:value="433625" calcext:value-type="float">
            <text:p>43362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77]+[.B676]" office:value-type="float" office:value="433897" calcext:value-type="float">
            <text:p>433897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78]+[.B677]" office:value-type="float" office:value="434169" calcext:value-type="float">
            <text:p>434169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679]+[.B678]" office:value-type="float" office:value="434438" calcext:value-type="float">
            <text:p>434438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680]+[.B679]" office:value-type="float" office:value="434707" calcext:value-type="float">
            <text:p>434707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681]+[.B680]" office:value-type="float" office:value="434975" calcext:value-type="float">
            <text:p>434975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682]+[.B681]" office:value-type="float" office:value="435242" calcext:value-type="float">
            <text:p>435242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683]+[.B682]" office:value-type="float" office:value="435509" calcext:value-type="float">
            <text:p>43550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684]+[.B683]" office:value-type="float" office:value="435774" calcext:value-type="float">
            <text:p>43577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685]+[.B684]" office:value-type="float" office:value="436039" calcext:value-type="float">
            <text:p>43603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686]+[.B685]" office:value-type="float" office:value="436304" calcext:value-type="float">
            <text:p>43630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687]+[.B686]" office:value-type="float" office:value="436568" calcext:value-type="float">
            <text:p>436568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688]+[.B687]" office:value-type="float" office:value="436831" calcext:value-type="float">
            <text:p>43683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689]+[.B688]" office:value-type="float" office:value="437093" calcext:value-type="float">
            <text:p>43709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690]+[.B689]" office:value-type="float" office:value="437355" calcext:value-type="float">
            <text:p>43735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691]+[.B690]" office:value-type="float" office:value="437616" calcext:value-type="float">
            <text:p>437616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692]+[.B691]" office:value-type="float" office:value="437876" calcext:value-type="float">
            <text:p>437876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693]+[.B692]" office:value-type="float" office:value="438136" calcext:value-type="float">
            <text:p>438136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694]+[.B693]" office:value-type="float" office:value="438394" calcext:value-type="float">
            <text:p>438394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695]+[.B694]" office:value-type="float" office:value="438651" calcext:value-type="float">
            <text:p>43865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96]+[.B695]" office:value-type="float" office:value="438907" calcext:value-type="float">
            <text:p>43890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97]+[.B696]" office:value-type="float" office:value="439163" calcext:value-type="float">
            <text:p>43916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698]+[.B697]" office:value-type="float" office:value="439418" calcext:value-type="float">
            <text:p>43941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699]+[.B698]" office:value-type="float" office:value="439672" calcext:value-type="float">
            <text:p>439672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700]+[.B699]" office:value-type="float" office:value="439926" calcext:value-type="float">
            <text:p>439926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701]+[.B700]" office:value-type="float" office:value="440179" calcext:value-type="float">
            <text:p>440179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702]+[.B701]" office:value-type="float" office:value="440431" calcext:value-type="float">
            <text:p>44043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703]+[.B702]" office:value-type="float" office:value="440682" calcext:value-type="float">
            <text:p>440682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704]+[.B703]" office:value-type="float" office:value="440933" calcext:value-type="float">
            <text:p>440933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705]+[.B704]" office:value-type="float" office:value="441183" calcext:value-type="float">
            <text:p>441183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706]+[.B705]" office:value-type="float" office:value="441431" calcext:value-type="float">
            <text:p>44143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707]+[.B706]" office:value-type="float" office:value="441678" calcext:value-type="float">
            <text:p>441678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708]+[.B707]" office:value-type="float" office:value="441924" calcext:value-type="float">
            <text:p>44192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709]+[.B708]" office:value-type="float" office:value="442169" calcext:value-type="float">
            <text:p>442169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710]+[.B709]" office:value-type="float" office:value="442414" calcext:value-type="float">
            <text:p>44241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711]+[.B710]" office:value-type="float" office:value="442659" calcext:value-type="float">
            <text:p>44265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712]+[.B711]" office:value-type="float" office:value="442903" calcext:value-type="float">
            <text:p>44290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713]+[.B712]" office:value-type="float" office:value="443147" calcext:value-type="float">
            <text:p>443147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714]+[.B713]" office:value-type="float" office:value="443391" calcext:value-type="float">
            <text:p>44339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715]+[.B714]" office:value-type="float" office:value="443635" calcext:value-type="float">
            <text:p>44363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716]+[.B715]" office:value-type="float" office:value="443878" calcext:value-type="float">
            <text:p>44387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717]+[.B716]" office:value-type="float" office:value="444121" calcext:value-type="float">
            <text:p>44412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718]+[.B717]" office:value-type="float" office:value="444363" calcext:value-type="float">
            <text:p>444363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719]+[.B718]" office:value-type="float" office:value="444605" calcext:value-type="float">
            <text:p>444605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720]+[.B719]" office:value-type="float" office:value="444844" calcext:value-type="float">
            <text:p>444844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721]+[.B720]" office:value-type="float" office:value="445083" calcext:value-type="float">
            <text:p>44508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722]+[.B721]" office:value-type="float" office:value="445322" calcext:value-type="float">
            <text:p>445322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723]+[.B722]" office:value-type="float" office:value="445561" calcext:value-type="float">
            <text:p>44556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724]+[.B723]" office:value-type="float" office:value="445798" calcext:value-type="float">
            <text:p>445798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725]+[.B724]" office:value-type="float" office:value="446031" calcext:value-type="float">
            <text:p>44603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726]+[.B725]" office:value-type="float" office:value="446263" calcext:value-type="float">
            <text:p>446263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727]+[.B726]" office:value-type="float" office:value="446494" calcext:value-type="float">
            <text:p>44649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728]+[.B727]" office:value-type="float" office:value="446725" calcext:value-type="float">
            <text:p>4467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729]+[.B728]" office:value-type="float" office:value="446955" calcext:value-type="float">
            <text:p>446955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730]+[.B729]" office:value-type="float" office:value="447184" calcext:value-type="float">
            <text:p>447184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731]+[.B730]" office:value-type="float" office:value="447413" calcext:value-type="float">
            <text:p>44741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732]+[.B731]" office:value-type="float" office:value="447642" calcext:value-type="float">
            <text:p>447642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733]+[.B732]" office:value-type="float" office:value="447871" calcext:value-type="float">
            <text:p>447871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734]+[.B733]" office:value-type="float" office:value="448099" calcext:value-type="float">
            <text:p>448099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735]+[.B734]" office:value-type="float" office:value="448327" calcext:value-type="float">
            <text:p>448327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736]+[.B735]" office:value-type="float" office:value="448555" calcext:value-type="float">
            <text:p>44855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737]+[.B736]" office:value-type="float" office:value="448781" calcext:value-type="float">
            <text:p>44878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738]+[.B737]" office:value-type="float" office:value="449006" calcext:value-type="float">
            <text:p>449006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739]+[.B738]" office:value-type="float" office:value="449231" calcext:value-type="float">
            <text:p>449231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740]+[.B739]" office:value-type="float" office:value="449455" calcext:value-type="float">
            <text:p>44945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741]+[.B740]" office:value-type="float" office:value="449678" calcext:value-type="float">
            <text:p>449678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742]+[.B741]" office:value-type="float" office:value="449900" calcext:value-type="float">
            <text:p>44990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743]+[.B742]" office:value-type="float" office:value="450117" calcext:value-type="float">
            <text:p>450117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744]+[.B743]" office:value-type="float" office:value="450334" calcext:value-type="float">
            <text:p>450334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745]+[.B744]" office:value-type="float" office:value="450550" calcext:value-type="float">
            <text:p>45055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746]+[.B745]" office:value-type="float" office:value="450766" calcext:value-type="float">
            <text:p>45076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747]+[.B746]" office:value-type="float" office:value="450981" calcext:value-type="float">
            <text:p>45098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748]+[.B747]" office:value-type="float" office:value="451191" calcext:value-type="float">
            <text:p>45119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749]+[.B748]" office:value-type="float" office:value="451400" calcext:value-type="float">
            <text:p>45140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750]+[.B749]" office:value-type="float" office:value="451609" calcext:value-type="float">
            <text:p>451609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751]+[.B750]" office:value-type="float" office:value="451817" calcext:value-type="float">
            <text:p>451817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752]+[.B751]" office:value-type="float" office:value="452023" calcext:value-type="float">
            <text:p>452023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753]+[.B752]" office:value-type="float" office:value="452229" calcext:value-type="float">
            <text:p>452229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754]+[.B753]" office:value-type="float" office:value="452433" calcext:value-type="float">
            <text:p>45243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755]+[.B754]" office:value-type="float" office:value="452636" calcext:value-type="float">
            <text:p>452636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756]+[.B755]" office:value-type="float" office:value="452838" calcext:value-type="float">
            <text:p>4528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757]+[.B756]" office:value-type="float" office:value="453038" calcext:value-type="float">
            <text:p>45303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758]+[.B757]" office:value-type="float" office:value="453233" calcext:value-type="float">
            <text:p>45323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759]+[.B758]" office:value-type="float" office:value="453428" calcext:value-type="float">
            <text:p>453428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760]+[.B759]" office:value-type="float" office:value="453622" calcext:value-type="float">
            <text:p>45362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761]+[.B760]" office:value-type="float" office:value="453815" calcext:value-type="float">
            <text:p>45381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762]+[.B761]" office:value-type="float" office:value="454008" calcext:value-type="float">
            <text:p>454008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763]+[.B762]" office:value-type="float" office:value="454201" calcext:value-type="float">
            <text:p>454201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764]+[.B763]" office:value-type="float" office:value="454394" calcext:value-type="float">
            <text:p>454394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65]+[.B764]" office:value-type="float" office:value="454586" calcext:value-type="float">
            <text:p>454586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66]+[.B765]" office:value-type="float" office:value="454778" calcext:value-type="float">
            <text:p>454778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67]+[.B766]" office:value-type="float" office:value="454970" calcext:value-type="float">
            <text:p>45497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68]+[.B767]" office:value-type="float" office:value="455162" calcext:value-type="float">
            <text:p>455162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769]+[.B768]" office:value-type="float" office:value="455353" calcext:value-type="float">
            <text:p>45535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770]+[.B769]" office:value-type="float" office:value="455544" calcext:value-type="float">
            <text:p>45554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771]+[.B770]" office:value-type="float" office:value="455735" calcext:value-type="float">
            <text:p>45573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772]+[.B771]" office:value-type="float" office:value="455925" calcext:value-type="float">
            <text:p>45592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773]+[.B772]" office:value-type="float" office:value="456115" calcext:value-type="float">
            <text:p>45611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774]+[.B773]" office:value-type="float" office:value="456305" calcext:value-type="float">
            <text:p>45630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775]+[.B774]" office:value-type="float" office:value="456495" calcext:value-type="float">
            <text:p>45649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776]+[.B775]" office:value-type="float" office:value="456685" calcext:value-type="float">
            <text:p>45668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777]+[.B776]" office:value-type="float" office:value="456873" calcext:value-type="float">
            <text:p>456873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778]+[.B777]" office:value-type="float" office:value="457061" calcext:value-type="float">
            <text:p>45706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779]+[.B778]" office:value-type="float" office:value="457249" calcext:value-type="float">
            <text:p>45724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780]+[.B779]" office:value-type="float" office:value="457437" calcext:value-type="float">
            <text:p>45743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81]+[.B780]" office:value-type="float" office:value="457623" calcext:value-type="float">
            <text:p>45762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82]+[.B781]" office:value-type="float" office:value="457809" calcext:value-type="float">
            <text:p>45780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83]+[.B782]" office:value-type="float" office:value="457995" calcext:value-type="float">
            <text:p>45799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784]+[.B783]" office:value-type="float" office:value="458180" calcext:value-type="float">
            <text:p>45818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85]+[.B784]" office:value-type="float" office:value="458364" calcext:value-type="float">
            <text:p>45836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86]+[.B785]" office:value-type="float" office:value="458548" calcext:value-type="float">
            <text:p>45854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787]+[.B786]" office:value-type="float" office:value="458730" calcext:value-type="float">
            <text:p>45873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788]+[.B787]" office:value-type="float" office:value="458911" calcext:value-type="float">
            <text:p>45891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789]+[.B788]" office:value-type="float" office:value="459092" calcext:value-type="float">
            <text:p>45909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790]+[.B789]" office:value-type="float" office:value="459273" calcext:value-type="float">
            <text:p>45927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791]+[.B790]" office:value-type="float" office:value="459449" calcext:value-type="float">
            <text:p>459449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792]+[.B791]" office:value-type="float" office:value="459624" calcext:value-type="float">
            <text:p>45962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793]+[.B792]" office:value-type="float" office:value="459798" calcext:value-type="float">
            <text:p>459798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794]+[.B793]" office:value-type="float" office:value="459971" calcext:value-type="float">
            <text:p>45997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795]+[.B794]" office:value-type="float" office:value="460144" calcext:value-type="float">
            <text:p>46014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796]+[.B795]" office:value-type="float" office:value="460311" calcext:value-type="float">
            <text:p>46031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797]+[.B796]" office:value-type="float" office:value="460475" calcext:value-type="float">
            <text:p>46047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98]+[.B797]" office:value-type="float" office:value="460635" calcext:value-type="float">
            <text:p>46063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99]+[.B798]" office:value-type="float" office:value="460795" calcext:value-type="float">
            <text:p>46079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00]+[.B799]" office:value-type="float" office:value="460955" calcext:value-type="float">
            <text:p>460955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801]+[.B800]" office:value-type="float" office:value="461114" calcext:value-type="float">
            <text:p>46111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802]+[.B801]" office:value-type="float" office:value="461273" calcext:value-type="float">
            <text:p>46127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03]+[.B802]" office:value-type="float" office:value="461431" calcext:value-type="float">
            <text:p>46143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04]+[.B803]" office:value-type="float" office:value="461589" calcext:value-type="float">
            <text:p>461589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805]+[.B804]" office:value-type="float" office:value="461745" calcext:value-type="float">
            <text:p>46174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806]+[.B805]" office:value-type="float" office:value="461899" calcext:value-type="float">
            <text:p>461899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807]+[.B806]" office:value-type="float" office:value="462053" calcext:value-type="float">
            <text:p>46205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808]+[.B807]" office:value-type="float" office:value="462206" calcext:value-type="float">
            <text:p>46220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809]+[.B808]" office:value-type="float" office:value="462356" calcext:value-type="float">
            <text:p>46235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810]+[.B809]" office:value-type="float" office:value="462506" calcext:value-type="float">
            <text:p>46250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11]+[.B810]" office:value-type="float" office:value="462654" calcext:value-type="float">
            <text:p>46265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12]+[.B811]" office:value-type="float" office:value="462802" calcext:value-type="float">
            <text:p>46280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813]+[.B812]" office:value-type="float" office:value="462947" calcext:value-type="float">
            <text:p>462947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14]+[.B813]" office:value-type="float" office:value="463091" calcext:value-type="float">
            <text:p>46309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15]+[.B814]" office:value-type="float" office:value="463235" calcext:value-type="float">
            <text:p>463235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16]+[.B815]" office:value-type="float" office:value="463377" calcext:value-type="float">
            <text:p>46337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817]+[.B816]" office:value-type="float" office:value="463518" calcext:value-type="float">
            <text:p>46351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818]+[.B817]" office:value-type="float" office:value="463656" calcext:value-type="float">
            <text:p>46365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819]+[.B818]" office:value-type="float" office:value="463793" calcext:value-type="float">
            <text:p>46379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20]+[.B819]" office:value-type="float" office:value="463929" calcext:value-type="float">
            <text:p>46392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21]+[.B820]" office:value-type="float" office:value="464065" calcext:value-type="float">
            <text:p>46406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822]+[.B821]" office:value-type="float" office:value="464200" calcext:value-type="float">
            <text:p>46420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823]+[.B822]" office:value-type="float" office:value="464334" calcext:value-type="float">
            <text:p>46433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824]+[.B823]" office:value-type="float" office:value="464467" calcext:value-type="float">
            <text:p>46446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825]+[.B824]" office:value-type="float" office:value="464598" calcext:value-type="float">
            <text:p>4645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826]+[.B825]" office:value-type="float" office:value="464729" calcext:value-type="float">
            <text:p>46472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827]+[.B826]" office:value-type="float" office:value="464856" calcext:value-type="float">
            <text:p>46485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828]+[.B827]" office:value-type="float" office:value="464982" calcext:value-type="float">
            <text:p>46498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829]+[.B828]" office:value-type="float" office:value="465107" calcext:value-type="float">
            <text:p>465107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830]+[.B829]" office:value-type="float" office:value="465232" calcext:value-type="float">
            <text:p>46523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831]+[.B830]" office:value-type="float" office:value="465355" calcext:value-type="float">
            <text:p>46535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832]+[.B831]" office:value-type="float" office:value="465477" calcext:value-type="float">
            <text:p>46547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833]+[.B832]" office:value-type="float" office:value="465599" calcext:value-type="float">
            <text:p>46559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834]+[.B833]" office:value-type="float" office:value="465721" calcext:value-type="float">
            <text:p>465721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835]+[.B834]" office:value-type="float" office:value="465842" calcext:value-type="float">
            <text:p>46584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836]+[.B835]" office:value-type="float" office:value="465962" calcext:value-type="float">
            <text:p>46596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837]+[.B836]" office:value-type="float" office:value="466081" calcext:value-type="float">
            <text:p>46608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838]+[.B837]" office:value-type="float" office:value="466199" calcext:value-type="float">
            <text:p>46619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39]+[.B838]" office:value-type="float" office:value="466316" calcext:value-type="float">
            <text:p>46631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40]+[.B839]" office:value-type="float" office:value="466433" calcext:value-type="float">
            <text:p>46643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41]+[.B840]" office:value-type="float" office:value="466550" calcext:value-type="float">
            <text:p>46655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842]+[.B841]" office:value-type="float" office:value="466665" calcext:value-type="float">
            <text:p>46666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843]+[.B842]" office:value-type="float" office:value="466780" calcext:value-type="float">
            <text:p>46678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844]+[.B843]" office:value-type="float" office:value="466895" calcext:value-type="float">
            <text:p>466895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845]+[.B844]" office:value-type="float" office:value="467009" calcext:value-type="float">
            <text:p>46700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846]+[.B845]" office:value-type="float" office:value="467123" calcext:value-type="float">
            <text:p>46712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847]+[.B846]" office:value-type="float" office:value="467236" calcext:value-type="float">
            <text:p>46723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848]+[.B847]" office:value-type="float" office:value="467348" calcext:value-type="float">
            <text:p>467348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849]+[.B848]" office:value-type="float" office:value="467459" calcext:value-type="float">
            <text:p>46745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850]+[.B849]" office:value-type="float" office:value="467570" calcext:value-type="float">
            <text:p>46757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851]+[.B850]" office:value-type="float" office:value="467681" calcext:value-type="float">
            <text:p>46768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852]+[.B851]" office:value-type="float" office:value="467791" calcext:value-type="float">
            <text:p>46779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853]+[.B852]" office:value-type="float" office:value="467899" calcext:value-type="float">
            <text:p>46789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854]+[.B853]" office:value-type="float" office:value="468006" calcext:value-type="float">
            <text:p>46800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855]+[.B854]" office:value-type="float" office:value="468113" calcext:value-type="float">
            <text:p>4681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856]+[.B855]" office:value-type="float" office:value="468219" calcext:value-type="float">
            <text:p>46821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857]+[.B856]" office:value-type="float" office:value="468320" calcext:value-type="float">
            <text:p>46832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858]+[.B857]" office:value-type="float" office:value="468421" calcext:value-type="float">
            <text:p>46842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859]+[.B858]" office:value-type="float" office:value="468519" calcext:value-type="float">
            <text:p>46851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60]+[.B859]" office:value-type="float" office:value="468616" calcext:value-type="float">
            <text:p>46861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61]+[.B860]" office:value-type="float" office:value="468713" calcext:value-type="float">
            <text:p>46871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62]+[.B861]" office:value-type="float" office:value="468808" calcext:value-type="float">
            <text:p>46880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63]+[.B862]" office:value-type="float" office:value="468900" calcext:value-type="float">
            <text:p>46890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64]+[.B863]" office:value-type="float" office:value="468992" calcext:value-type="float">
            <text:p>4689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65]+[.B864]" office:value-type="float" office:value="469083" calcext:value-type="float">
            <text:p>46908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66]+[.B865]" office:value-type="float" office:value="469173" calcext:value-type="float">
            <text:p>46917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67]+[.B866]" office:value-type="float" office:value="469260" calcext:value-type="float">
            <text:p>46926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8]+[.B867]" office:value-type="float" office:value="469344" calcext:value-type="float">
            <text:p>46934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9]+[.B868]" office:value-type="float" office:value="469428" calcext:value-type="float">
            <text:p>4694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70]+[.B869]" office:value-type="float" office:value="469510" calcext:value-type="float">
            <text:p>46951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71]+[.B870]" office:value-type="float" office:value="469592" calcext:value-type="float">
            <text:p>46959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72]+[.B871]" office:value-type="float" office:value="469673" calcext:value-type="float">
            <text:p>46967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73]+[.B872]" office:value-type="float" office:value="469753" calcext:value-type="float">
            <text:p>46975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74]+[.B873]" office:value-type="float" office:value="469832" calcext:value-type="float">
            <text:p>46983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75]+[.B874]" office:value-type="float" office:value="469911" calcext:value-type="float">
            <text:p>46991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76]+[.B875]" office:value-type="float" office:value="469985" calcext:value-type="float">
            <text:p>46998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77]+[.B876]" office:value-type="float" office:value="470059" calcext:value-type="float">
            <text:p>47005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78]+[.B877]" office:value-type="float" office:value="470133" calcext:value-type="float">
            <text:p>47013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79]+[.B878]" office:value-type="float" office:value="470206" calcext:value-type="float">
            <text:p>47020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80]+[.B879]" office:value-type="float" office:value="470279" calcext:value-type="float">
            <text:p>47027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81]+[.B880]" office:value-type="float" office:value="470349" calcext:value-type="float">
            <text:p>47034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82]+[.B881]" office:value-type="float" office:value="470419" calcext:value-type="float">
            <text:p>47041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83]+[.B882]" office:value-type="float" office:value="470488" calcext:value-type="float">
            <text:p>47048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884]+[.B883]" office:value-type="float" office:value="470556" calcext:value-type="float">
            <text:p>4705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885]+[.B884]" office:value-type="float" office:value="470624" calcext:value-type="float">
            <text:p>47062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86]+[.B885]" office:value-type="float" office:value="470689" calcext:value-type="float">
            <text:p>47068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87]+[.B886]" office:value-type="float" office:value="470754" calcext:value-type="float">
            <text:p>47075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888]+[.B887]" office:value-type="float" office:value="470817" calcext:value-type="float">
            <text:p>47081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889]+[.B888]" office:value-type="float" office:value="470878" calcext:value-type="float">
            <text:p>47087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890]+[.B889]" office:value-type="float" office:value="470937" calcext:value-type="float">
            <text:p>47093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91]+[.B890]" office:value-type="float" office:value="470994" calcext:value-type="float">
            <text:p>47099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2]+[.B891]" office:value-type="float" office:value="471050" calcext:value-type="float">
            <text:p>47105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3]+[.B892]" office:value-type="float" office:value="471106" calcext:value-type="float">
            <text:p>47110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4]+[.B893]" office:value-type="float" office:value="471160" calcext:value-type="float">
            <text:p>47116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5]+[.B894]" office:value-type="float" office:value="471214" calcext:value-type="float">
            <text:p>4712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96]+[.B895]" office:value-type="float" office:value="471266" calcext:value-type="float">
            <text:p>47126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97]+[.B896]" office:value-type="float" office:value="471316" calcext:value-type="float">
            <text:p>47131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98]+[.B897]" office:value-type="float" office:value="471365" calcext:value-type="float">
            <text:p>47136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99]+[.B898]" office:value-type="float" office:value="471412" calcext:value-type="float">
            <text:p>47141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900]+[.B899]" office:value-type="float" office:value="471459" calcext:value-type="float">
            <text:p>4714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901]+[.B900]" office:value-type="float" office:value="471506" calcext:value-type="float">
            <text:p>47150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902]+[.B901]" office:value-type="float" office:value="471552" calcext:value-type="float">
            <text:p>47155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903]+[.B902]" office:value-type="float" office:value="471598" calcext:value-type="float">
            <text:p>47159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904]+[.B903]" office:value-type="float" office:value="471640" calcext:value-type="float">
            <text:p>4716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905]+[.B904]" office:value-type="float" office:value="471681" calcext:value-type="float">
            <text:p>47168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906]+[.B905]" office:value-type="float" office:value="471722" calcext:value-type="float">
            <text:p>47172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907]+[.B906]" office:value-type="float" office:value="471763" calcext:value-type="float">
            <text:p>47176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08]+[.B907]" office:value-type="float" office:value="471803" calcext:value-type="float">
            <text:p>4718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909]+[.B908]" office:value-type="float" office:value="471841" calcext:value-type="float">
            <text:p>47184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910]+[.B909]" office:value-type="float" office:value="471876" calcext:value-type="float">
            <text:p>4718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911]+[.B910]" office:value-type="float" office:value="471909" calcext:value-type="float">
            <text:p>47190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912]+[.B911]" office:value-type="float" office:value="471940" calcext:value-type="float">
            <text:p>4719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13]+[.B912]" office:value-type="float" office:value="471970" calcext:value-type="float">
            <text:p>4719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14]+[.B913]" office:value-type="float" office:value="472000" calcext:value-type="float">
            <text:p>4720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15]+[.B914]" office:value-type="float" office:value="472029" calcext:value-type="float">
            <text:p>4720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916]+[.B915]" office:value-type="float" office:value="472054" calcext:value-type="float">
            <text:p>47205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17]+[.B916]" office:value-type="float" office:value="472078" calcext:value-type="float">
            <text:p>47207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18]+[.B917]" office:value-type="float" office:value="472102" calcext:value-type="float">
            <text:p>47210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19]+[.B918]" office:value-type="float" office:value="472126" calcext:value-type="float">
            <text:p>47212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920]+[.B919]" office:value-type="float" office:value="472148" calcext:value-type="float">
            <text:p>47214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21]+[.B920]" office:value-type="float" office:value="472169" calcext:value-type="float">
            <text:p>4721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22]+[.B921]" office:value-type="float" office:value="472190" calcext:value-type="float">
            <text:p>4721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23]+[.B922]" office:value-type="float" office:value="472211" calcext:value-type="float">
            <text:p>4722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24]+[.B923]" office:value-type="float" office:value="472231" calcext:value-type="float">
            <text:p>4722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25]+[.B924]" office:value-type="float" office:value="472249" calcext:value-type="float">
            <text:p>4722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26]+[.B925]" office:value-type="float" office:value="472267" calcext:value-type="float">
            <text:p>47226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27]+[.B926]" office:value-type="float" office:value="472284" calcext:value-type="float">
            <text:p>47228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28]+[.B927]" office:value-type="float" office:value="472301" calcext:value-type="float">
            <text:p>47230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29]+[.B928]" office:value-type="float" office:value="472316" calcext:value-type="float">
            <text:p>47231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930]+[.B929]" office:value-type="float" office:value="472330" calcext:value-type="float">
            <text:p>47233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931]+[.B930]" office:value-type="float" office:value="472344" calcext:value-type="float">
            <text:p>4723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932]+[.B931]" office:value-type="float" office:value="472357" calcext:value-type="float">
            <text:p>47235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33]+[.B932]" office:value-type="float" office:value="472368" calcext:value-type="float">
            <text:p>4723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34]+[.B933]" office:value-type="float" office:value="472379" calcext:value-type="float">
            <text:p>47237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35]+[.B934]" office:value-type="float" office:value="472390" calcext:value-type="float">
            <text:p>47239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36]+[.B935]" office:value-type="float" office:value="472400" calcext:value-type="float">
            <text:p>4724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37]+[.B936]" office:value-type="float" office:value="472405" calcext:value-type="float">
            <text:p>4724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38]+[.B937]" office:value-type="float" office:value="472409" calcext:value-type="float">
            <text:p>4724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39]+[.B938]" office:value-type="float" office:value="472412" calcext:value-type="float">
            <text:p>4724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40]+[.B939]" office:value-type="float" office:value="472415" calcext:value-type="float">
            <text:p>47241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0:21:57.726714095</meta:creation-date>
    <dc:date>2024-03-23T00:25:49.458366404</dc:date>
    <meta:editing-duration>PT3M52S</meta:editing-duration>
    <meta:editing-cycles>1</meta:editing-cycles>
    <meta:document-statistic meta:table-count="1" meta:cell-count="1884" meta:object-count="0"/>
    <meta:generator>LibreOffice/24.2.1.2$Linux_X86_64 LibreOffice_project/420$Build-2</meta:generator>
  </office:meta>
</office:document-meta>
</file>